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actoryConfiguration.XmlFactoryConfiguration( boolean supportOl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.read( InputStream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FactoryConfiguration.XmlFactoryConfiguration( boolean supportOldConfig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actoryConfiguration.Xml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.get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.XmlFactoryConfigura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.setRuleSet( RuleSet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